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aa2c" officeooo:paragraph-rsid="0014aa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SOS para crear un proyecto con VITE:</text:p>
      <text:p text:style-name="P1">Vite es compatible con JSX y hace la transpilacion automaticamente</text:p>
      <text:p text:style-name="P1"/>
      <text:p text:style-name="P1">-Posicionarse en carpeta destino</text:p>
      <text:p text:style-name="P1">-npm init -y</text:p>
      <text:p text:style-name="P1">-npm create <text:a xlink:type="simple" xlink:href="mailto:vite@latest" text:style-name="Internet_20_link" text:visited-style-name="Visited_20_Internet_20_Link">vite@latest</text:a> y se le asigna su nombre y el soporte, elegimos JS o TS y el transpilador como SWC (JS + SWC comunmente)</text:p>
      <text:p text:style-name="P1">-npm run dev dentro de la carpeta proyecto</text:p>
      <text:p text:style-name="P1">-ya podemos ir a <text:s/>VSC y trabajar en el proyecto</text:p>
      <text:p text:style-name="P1"/>
      <text:p text:style-name="P1">EN VSC</text:p>
      <text:p text:style-name="P1">Package.json enseña las dependencias</text:p>
      <text:p text:style-name="P1">vite.config.js es la config de vite</text:p>
      <text:p text:style-name="P1"/>
      <text:p text:style-name="P1">En index.html tenemos un modulo que es main, es el punto de entrada de la aplicac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4T15:37:23.352966180</meta:creation-date>
    <dc:date>2024-12-14T15:46:29.977137710</dc:date>
    <meta:editing-duration>PT9M7S</meta:editing-duration>
    <meta:editing-cycles>1</meta:editing-cycles>
    <meta:document-statistic meta:table-count="0" meta:image-count="0" meta:object-count="0" meta:page-count="1" meta:paragraph-count="11" meta:word-count="95" meta:character-count="526" meta:non-whitespace-character-count="441"/>
    <meta:generator>LibreOffice/24.2.7.2$Linux_X86_64 LibreOffice_project/420$Build-2</meta:generator>
  </office:meta>
</office:document-meta>
</file>